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 Widget is used when we want a turn ON or turn OFF option.</text:p><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Label displayed next to the checkbox.</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heckbox (LVGL)6" text:continue-numbering="true" text:continue-list="list_Checkbox (LVGL)5"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heckbox (LVGL)7" text:continue-numbering="true" text:continue-list="list_Checkbox (LVGL)6"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heckbox (LVGL)8"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9" text:continue-numbering="true" text:continue-list="list_Checkbox (LVG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eckbox (LVGL)10" text:continue-numbering="true" text:continue-list="list_Checkbox (LVG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eckbox (LVGL)11" text:continue-numbering="true" text:continue-list="list_Checkbox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LVGL)12" text:continue-numbering="true" text:continue-list="list_Checkbox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eckbox (LVG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eckbox (LVGL)14" text:continue-numbering="true" text:continue-list="list_Checkbox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LVGL)15" text:continue-numbering="true" text:continue-list="list_Checkbox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eckbox (LVG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eckbox (LVGL)17" text:continue-numbering="true" text:continue-list="list_Checkbox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LVGL)18" text:continue-numbering="true" text:continue-list="list_Checkbox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eckbox (LVG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eckbox (LVGL)20" text:continue-numbering="true" text:continue-list="list_Checkbox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LVGL)21" text:continue-numbering="true" text:continue-list="list_Checkbox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eckbox (LVG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heckbox (LVGL)23" text:continue-numbering="true" text:continue-list="list_Checkbox (LVGL)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LVGL)24" text:continue-numbering="true" text:continue-list="list_Checkbox (LVGL)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5" text:continue-numbering="true" text:continue-list="list_Checkbox (LVGL)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6" text:continue-numbering="true" text:continue-list="list_Checkbox (LVG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eckbox (LVGL)27" text:continue-numbering="true" text:continue-list="list_Checkbox (LVG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eckbox (LVGL)28" text:continue-numbering="true" text:continue-list="list_Checkbox (LVG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eckbox (LVGL)29" text:continue-numbering="true" text:continue-list="list_Checkbox (LVG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eckbox (LVGL)30" text:continue-numbering="true" text:continue-list="list_Checkbox (LVG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eckbox (LVGL)31" text:continue-numbering="true" text:continue-list="list_Checkbox (LVG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eckbox (LVGL)32" text:continue-numbering="true" text:continue-list="list_Checkbox (LVG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eckbox (LVGL)33" text:continue-numbering="true" text:continue-list="list_Checkbox (LVG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eckbox (LVGL)34" text:continue-numbering="true" text:continue-list="list_Checkbox (LVG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eckbox (LVGL)35" text:continue-numbering="true" text:continue-list="list_Checkbox (LVG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eckbox (LVGL)36" text:continue-numbering="true" text:continue-list="list_Checkbox (LVG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eckbox (LVGL)37" text:continue-numbering="true" text:continue-list="list_Checkbox (LVG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eckbox (LVGL)38" text:continue-numbering="true" text:continue-list="list_Checkbox (LVGL)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eckbox (LVGL)39" text:continue-numbering="true" text:continue-list="list_Checkbox (LVGL)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eckbox (LVGL)40" text:continue-numbering="true" text:continue-list="list_Checkbox (LVGL)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eckbox (LVGL)41" text:continue-numbering="true" text:continue-list="list_Checkbox (LVGL)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eckbox (LVGL)42" text:continue-numbering="true" text:continue-list="list_Checkbox (LVGL)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eckbox (LVGL)43" text:continue-numbering="true" text:continue-list="list_Checkbox (LVGL)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eckbox (LVGL)44" text:continue-numbering="true" text:continue-list="list_Checkbox (LVGL)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eckbox (LVGL)45" text:continue-numbering="true" text:continue-list="list_Checkbox (LVGL)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eckbox (LVGL)46" text:continue-numbering="true" text:continue-list="list_Checkbox (LVGL)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eckbox (LVGL)47" text:continue-numbering="true" text:continue-list="list_Checkbox (LVGL)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eckbox (LVGL)48" text:continue-numbering="true" text:continue-list="list_Checkbox (LVGL)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eckbox (LVGL)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eckbox (LVGL)50" text:continue-numbering="true" text:continue-list="list_Checkbox (LVGL)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eckbox (LVGL)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heckbox (LVGL)52" text:continue-numbering="true" text:continue-list="list_Checkbox (LVGL)5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eckbox (LVGL)5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heckbox (LVGL)54" text:continue-numbering="true" text:continue-list="list_Checkbox (LVGL)5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eckbox (LVGL)5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56" text:continue-numbering="true" text:continue-list="list_Checkbox (LVGL)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eckbox (LVGL)57" text:continue-numbering="true" text:continue-list="list_Checkbox (LVGL)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eckbox (LVGL)58" text:continue-numbering="true" text:continue-list="list_Checkbox (LVGL)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eckbox (LVGL)59" text:continue-numbering="true" text:continue-list="list_Checkbox (LVGL)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eckbox (LVGL)60" text:continue-numbering="true" text:continue-list="list_Checkbox (LVGL)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eckbox (LVGL)61" text:continue-numbering="true" text:continue-list="list_Checkbox (LVGL)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heckbox (LVGL)62" text:continue-numbering="true" text:continue-list="list_Checkbox (LVGL)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63" text:continue-numbering="true" text:continue-list="list_Checkbox (LVGL)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LVGL)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65" text:continue-numbering="true" text:continue-list="list_Checkbox (LVGL)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LVGL)66" text:continue-numbering="true" text:continue-list="list_Checkbox (LVGL)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LVGL)67" text:continue-numbering="true" text:continue-list="list_Checkbox (LVGL)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6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